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Subtitle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ListParagraph" style:family="paragraph"/>
  </office:automatic-styles>
  <office:body>
    <office:text text:use-soft-page-breaks="true">
      <text:p text:style-name="P1">Concept Document</text:p>
      <text:p text:style-name="P2"><text:span text:style-name="SubtleEmphasis">Rally Run Portfolio</text:span></text:p>
      <text:p text:style-name="Normal"/>
      <text:p text:style-name="P3"><text:span text:style-name="Emphasis">Aaron Hopkins (1208798)</text:span></text:p>
      <text:p text:style-name="P4"><text:span text:style-name="Emphasis">Grant William Neal (1226997)</text:span></text:p>
      <text:p text:style-name="P5"><text:span text:style-name="Emphasis">Katie Wood (1025249)</text:span></text:p>
      <text:p text:style-name="P6"><text:span text:style-name="Emphasis">Kieran Lee (1116649)</text:span></text:p>
      <text:p text:style-name="Normal"/>
      <text:p text:style-name="Normal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412726585" office:target-frame-name="_top" xlink:show="replace"><text:span text:style-name="Hyperlink">Introduction</text:span><text:tab/>1</text:a></text:p>
          <text:p text:style-name="P8"><text:a xlink:href="#_Toc412726586" office:target-frame-name="_top" xlink:show="replace"><text:span text:style-name="Hyperlink">Description</text:span><text:tab/>1</text:a></text:p>
          <text:p text:style-name="P9"><text:a xlink:href="#_Toc412726587" office:target-frame-name="_top" xlink:show="replace"><text:span text:style-name="Hyperlink">Key Features</text:span><text:tab/>1</text:a></text:p>
          <text:p text:style-name="P10"><text:a xlink:href="#_Toc412726588" office:target-frame-name="_top" xlink:show="replace"><text:span text:style-name="Hyperlink">Target Audience</text:span><text:tab/>1</text:a></text:p>
          <text:p text:style-name="P11"><text:a xlink:href="#_Toc412726589" office:target-frame-name="_top" xlink:show="replace"><text:span text:style-name="Hyperlink">Concept Art</text:span><text:tab/>2</text:a></text:p>
        </text:index-body>
      </text:table-of-content>
      <text:p text:style-name="Normal"/>
      <text:p text:style-name="Normal"/>
      <text:h text:style-name="Heading1" text:outline-level="1"><text:bookmark-start text:name="_Toc412726585"/>Introduction<text:bookmark-end text:name="_Toc412726585"/><text:s/></text:h>
      <text:p text:style-name="Normal">For<text:s/>this portfolio task we have been put into a group of 4, as a group we decided that we will be creating a game called Rally Run using 3DS Max modelling studio and three.js JavaScript platform.</text:p>
      <text:p text:style-name="Normal">Rally Run will be an outdoor racing game, where the user has to<text:s/>control a vehicle to collect multiple rings, each ring that is collected adds a point to the number of rings collected. There will be a timer that is initialised when the play button is pressed. Once all rings are collected, the game finishes and the time<text:s/>will stop. The quicker the rings are collected the lower the overall time will be.<text:s/></text:p>
      <text:h text:style-name="Heading1" text:outline-level="1"><text:bookmark-start text:name="_Toc412726586"/>Description<text:bookmark-end text:name="_Toc412726586"/><text:s/></text:h>
      <text:p text:style-name="Normal">To describe Rally Run, it is a game whereby a vehicle is controlled by the player around a dirt track, the vehicle that will be used is a car. When the game starts, a timer will begin. The vehicle will be controlled by the use of certain keys on the keyboard. First off is the W key, the W key will accelerate the car to a top speed, allowing the vehicle to move in a forward motion. Secondly will be the controls<text:s/>for turning the vehicle which will be A and D. The A key will turn the vehicle Left, and the D key will turn the vehicle right. Another key will be the S key which will slow the vehicle down and allow it to reverse. An additional key would be the Spacebar<text:s/>which will act as the hand break for the vehicle, allowing the rally to stop quickly. And finally the last Key will be Shift. The Shift key will<text:s/><text:soft-page-break/>be a temporary boost of speed. Players will drive round on a plane using these keys to complete objectives around the map.<text:s/></text:p>
      <text:p text:style-name="Normal">Whilst driving around on the track, players will need to look out for rings, collecting these rings will add a point onto the numbers of rings collected, there will be 10 <text:s/>rings to collect throughout the track, once all of these rings have been collected the game will <text:s/>end and the timer will stop. <text:s/>The final time will be presented to the user, allowing them to see the total time taken for them to complete the collection of the rings.<text:s/></text:p>
      <text:h text:style-name="Heading1" text:outline-level="1"><text:bookmark-start text:name="_Toc412726587"/>Key Features<text:bookmark-end text:name="_Toc412726587"/></text:h>
      <text:list text:style-name="LFO1" text:continue-numbering="true">
        <text:list-item>
          <text:p text:style-name="P12"/>
        </text:list-item>
      </text:list>
      <text:h text:style-name="Heading1" text:outline-level="1"><text:bookmark-start text:name="_Toc412726588"/>Target Audience<text:bookmark-end text:name="_Toc412726588"/><text:s/></text:h>
      <text:p text:style-name="Normal">The target audience for Rally<text:s/>Run<text:s/>will be for ages 12 – 21 and players interested in driving games. <text:s/></text:p>
      <text:h text:style-name="Heading1" text:outline-level="1"><text:bookmark-start text:name="_Toc412726589"/>Concept Art<text:bookmark-end text:name="_Toc412726589"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5%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tie</meta:initial-creator>
    <dc:creator>katie</dc:creator>
    <meta:creation-date>2015-02-12T16:10:00Z</meta:creation-date>
    <dc:date>2015-03-05T11:21:00Z</dc:date>
    <meta:template xlink:href="Normal" xlink:type="simple"/>
    <meta:editing-cycles>9</meta:editing-cycles>
    <meta:editing-duration>PT6060S</meta:editing-duration>
    <meta:document-statistic meta:page-count="2" meta:paragraph-count="5" meta:word-count="381" meta:character-count="2548" meta:row-count="18" meta:non-whitespace-character-count="2172"/>
  </office:meta>
</office:document-meta>
</file>